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iverEngine.deliver( ModuleRevisionId mrid , String revision , String destIvyPattern , DeliverOptions option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DeliverEngine.deliver( String revision , String destIvyPattern , DeliverOptions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liverEngine.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iverEngine.DeliverEngine( DeliverEngine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